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style="italic" style:text-underline-style="none" fo:font-weight="bold" officeooo:rsid="0010c5fa" officeooo:paragraph-rsid="0010c5fa" style:font-size-asian="19.25pt" style:font-style-asian="italic" style:font-weight-asian="bold" style:font-size-complex="22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0c5fa" officeooo:paragraph-rsid="0010c5fa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6ab2" officeooo:paragraph-rsid="00116ab2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9705" officeooo:paragraph-rsid="00119705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0320" officeooo:paragraph-rsid="00150320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67fe1" officeooo:paragraph-rsid="0015032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67fe1" officeooo:paragraph-rsid="00167fe1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16ab2" officeooo:paragraph-rsid="00116ab2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officeooo:rsid="0010c5fa" officeooo:paragraph-rsid="0010c5fa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59334"/>
    </style:style>
    <style:style style:name="T1" style:family="text">
      <style:text-properties fo:font-size="12pt" fo:font-style="normal" style:text-underline-style="none" fo:font-weight="normal" officeooo:rsid="00150320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81d41a" loext:opacity="100%"/>
    </style:style>
    <style:style style:name="T3" style:family="text">
      <style:text-properties fo:color="#2a6099" loext:opacity="100%"/>
    </style:style>
    <style:style style:name="T4" style:family="text">
      <style:text-properties fo:color="#ff8000" loext:opacity="100%"/>
    </style:style>
    <style:style style:name="T5" style:family="text">
      <style:text-properties fo:color="#ff0000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martCards</text:p>
      <text:p text:style-name="P9">Application web de révision suivant le modèle de flashcard</text:p>
      <text:p text:style-name="P1"/>
      <text:p text:style-name="P8">Problématique</text:p>
      <text:p text:style-name="P2"/>
      <text:p text:style-name="P2">Comment favoriser la mémorisation dans les apprentissages ?</text:p>
      <text:p text:style-name="P2"/>
      <text:p text:style-name="P3">L’application SmartCards se veut comme un outils d’apprentissage qui pourra aider ses utilisateurs dans leurs apprentissages (scolaires, quotidien et autres).</text:p>
      <text:p text:style-name="P3"/>
      <text:p text:style-name="P3">Stack technique :</text:p>
      <text:p text:style-name="P3"/>
      <text:p text:style-name="P3">Frond-end : Vue.js / Tailwind </text:p>
      <text:p text:style-name="P4">Back-end : Node.js / MongoDB </text:p>
      <text:p text:style-name="P4"/>
      <text:p text:style-name="P5">Lexique :</text:p>
      <text:p text:style-name="P5"/>
      <text:p text:style-name="P5">Deck : Ensemble de cartes de taille &lt; 0.</text:p>
      <text:p text:style-name="P5">Carte : Partie Recto → Question posé sous forme écrite (dans un second temps photo/vidéo).</text:p>
      <text:p text:style-name="P5"><text:tab/>Partie Verso → Réponse écrite à la dite question</text:p>
      <text:p text:style-name="P10"><text:span text:style-name="T1">Difficulté : </text:span></text:p>
      <text:p text:style-name="P10"><text:span text:style-name="Strong_20_Emphasis"><text:span text:style-name="T1"><text:tab/></text:span></text:span></text:p>
      <text:p text:style-name="P10"><text:span text:style-name="Strong_20_Emphasis"><text:span text:style-name="T2">Débutant</text:span></text:span> : Découverte des bases, compréhension des concepts fondamentaux, mise en <text:tab/><text:tab/><text:tab/> <text:s text:c="6"/>pratique simple. </text:p>
      <text:p text:style-name="P10"><text:span text:style-name="T1"><text:tab/></text:span></text:p>
      <text:p text:style-name="P10"><text:span text:style-name="Strong_20_Emphasis"><text:span text:style-name="T3">Intermédiaire</text:span></text:span> : Maîtrise des bases, introduction à des notions plus complexes, autonomie <text:tab/><text:tab/><text:tab/> <text:s/>partielle. </text:p>
      <text:p text:style-name="P10"><text:span text:style-name="T1"><text:tab/></text:span></text:p>
      <text:p text:style-name="P10"><text:span text:style-name="Strong_20_Emphasis"><text:span text:style-name="T4">Avancé</text:span></text:span> : Connaissance approfondie, capacité à gérer des situations plus complexes, <text:tab/>résolution de problèmes spécifiques.</text:p>
      <text:p text:style-name="P10"><text:span text:style-name="Strong_20_Emphasis"/></text:p>
      <text:p text:style-name="P10"><text:span text:style-name="Strong_20_Emphasis"><text:span text:style-name="T5">Expert</text:span></text:span> : Maîtrise complète, capacité à enseigner, innovation et adaptation dans des situations inhabituelles. </text:p>
      <text:p text:style-name="P4"/>
      <text:p text:style-name="P5">Fonctionnalités :</text:p>
      <text:p text:style-name="P6"/>
      <text:p text:style-name="P6">- Visionnage des decks par Tri différents (ordre chronologique, alphabétique, nombre d’éléments)</text:p>
      <text:p text:style-name="P6">- Création de carte (recto, verso)</text:p>
      <text:p text:style-name="P7">- Ajout de Deck crée par la communauté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0T13:48:20.403000000</meta:creation-date>
    <dc:date>2024-10-10T19:23:41.466000000</dc:date>
    <meta:editing-duration>PT16M33S</meta:editing-duration>
    <meta:editing-cycles>6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24" meta:word-count="172" meta:character-count="1208" meta:non-whitespace-character-count="1030"/>
  </office:meta>
</office:document-meta>
</file>